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32cm" fo:margin-left="0cm" fo:margin-right="-0.03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738cm" style:rel-column-width="14381*"/>
    </style:style>
    <style:style style:name="Tabelle1.B" style:family="table-column">
      <style:table-column-properties style:column-width="5.092cm" style:rel-column-width="19593*"/>
    </style:style>
    <style:style style:name="Tabelle1.C" style:family="table-column">
      <style:table-column-properties style:column-width="4.135cm" style:rel-column-width="15908*"/>
    </style:style>
    <style:style style:name="Tabelle1.D" style:family="table-column">
      <style:table-column-properties style:column-width="4.068cm" style:rel-column-width="1565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2" style:family="table-row">
      <style:table-row-properties fo:background-color="transparent" style:keep-together="true" fo:keep-together="auto">
        <style:background-image/>
      </style:table-row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107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1.C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1.D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4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le1.D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elle1.B7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elle1.D13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belle1.B14" style:family="table-cell" style:data-style-name="N107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14" style:family="table-cell" style:data-style-name="N107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D17" style:family="table-cell" style:data-style-name="N107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Standard" style:master-page-name="">
      <style:paragraph-properties style:page-number="auto"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padding="0cm" fo:border="none" style:shadow="non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variant="normal" fo:text-transform="none" fo:color="#212121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fo:font-size="12pt" fo:background-color="transparent" style:font-size-asian="12pt" style:font-size-complex="12pt"/>
    </style:style>
    <style:style style:name="P9" style:family="paragraph" style:parent-style-name="Table_20_Contents">
      <style:text-properties fo:font-variant="normal" fo:text-transform="none" fo:color="#000000" style:font-name="Times New Roman1" fo:font-size="12pt" fo:letter-spacing="normal" fo:font-style="normal" fo:font-weight="normal" fo:background-color="transparent" style:font-size-asian="12pt" style:font-size-complex="12pt"/>
    </style:style>
    <style:style style:name="P10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break-before="page" fo:padding="0cm" fo:border-left="none" fo:border-right="none" fo:border-top="none" fo:border-bottom="0.018cm solid #000000" style:shadow="none"/>
      <style:text-properties style:font-name="Times New Roman" fo:font-size="14pt" style:text-underline-style="none" fo:font-weight="normal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padding="0cm" fo:border="none" style:shadow="none"/>
      <style:text-properties style:font-name="Times New Roman" fo:font-size="14pt" style:text-underline-style="none" fo:font-weight="normal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style:font-name="Times New Roman" fo:font-size="14pt" style:text-underline-style="none" fo:font-weight="normal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name-complex="Times New Roman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12121" style:font-name="Times New Roman1" fo:letter-spacing="normal" fo:font-style="normal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fo:color="#2e74b5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9" style:family="text">
      <style:text-properties fo:color="#000000" fo:font-size="16pt" style:text-underline-style="none" fo:font-weight="bold" style:font-size-asian="16pt" style:font-weight-asian="bold" style:font-name-complex="Times New Roman" style:font-size-complex="16pt" style:font-weight-complex="bold"/>
    </style:style>
    <style:style style:name="T10" style:family="text">
      <style:text-properties fo:color="#000000" style:text-underline-style="none" fo:font-weight="bold" style:font-weight-asian="bold" style:font-name-complex="Times New Roman" style:font-weight-complex="bold"/>
    </style:style>
    <style:style style:name="T11" style:family="text">
      <style:text-properties fo:color="#000000" style:text-underline-style="none" fo:font-weight="bold" style:font-size-asian="14pt" style:font-weight-asian="bold" style:font-name-complex="Times New Roman" style:font-weight-complex="bold"/>
    </style:style>
    <style:style style:name="T12" style:family="text">
      <style:text-properties fo:color="#000000" style:text-underline-style="none" style:font-name-complex="Times New Roman"/>
    </style:style>
    <style:style style:name="T13" style:family="text">
      <style:text-properties fo:color="#000000" style:text-underline-style="none" style:font-size-asian="14pt" style:font-name-complex="Times New Roman"/>
    </style:style>
    <style:style style:name="T14" style:family="text">
      <style:text-properties fo:color="#000000" fo:font-size="14pt" style:text-underline-style="none" fo:font-weight="bold" style:font-size-asian="14pt" style:font-weight-asian="bold" style:font-name-complex="Times New Roman" style:font-size-complex="14pt" style:font-weight-complex="bold"/>
    </style:style>
    <style:style style:name="T15" style:family="text">
      <style:text-properties fo:color="#000000" fo:font-size="14pt" style:text-underline-style="none" style:font-size-asian="14pt" style:font-name-complex="Times New Roman" style:font-size-complex="14pt"/>
    </style:style>
    <style:style style:name="T16" style:family="text">
      <style:text-properties fo:color="#000000" fo:font-size="14pt" style:text-underline-style="none" style:font-size-asian="12.25pt" style:font-name-complex="Times New Roman" style:font-size-complex="14pt"/>
    </style:style>
    <style:style style:name="T17" style:family="text">
      <style:text-properties fo:color="#000000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color="#000000" fo:font-size="12pt" style:text-underline-style="none" style:font-size-asian="12pt" style:font-name-complex="Times New Roman" style:font-size-complex="12pt"/>
    </style:style>
    <style:style style:name="T19" style:family="text">
      <style:text-properties fo:color="#000000" fo:font-size="12pt" fo:font-style="normal" style:text-underline-style="none" style:font-size-asian="12pt" style:font-style-asian="normal" style:font-name-complex="Times New Roman" style:font-size-complex="12pt" style:font-style-complex="normal"/>
    </style:style>
    <style:style style:name="T20" style:family="text">
      <style:text-properties fo:color="#000000" fo:font-size="11pt" style:text-underline-style="none" style:font-size-asian="11pt" style:font-name-complex="Times New Roman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e Kostenplanung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5">Kosten</text:p>
          </table:table-cell>
          <table:table-cell table:style-name="Tabelle1.A1" office:value-type="string">
            <text:p text:style-name="P5">1. Geschäftsjahr</text:p>
          </table:table-cell>
          <table:table-cell table:style-name="Tabelle1.A1" office:value-type="string">
            <text:p text:style-name="P5">2. Geschäftsjahr</text:p>
          </table:table-cell>
          <table:table-cell table:style-name="Tabelle1.D1" office:value-type="string">
            <text:p text:style-name="P5">3. Geschäftsjahr</text:p>
          </table:table-cell>
        </table:table-row>
        <table:table-row table:style-name="Tabelle1.2">
          <table:table-cell table:style-name="Tabelle1.A2" office:value-type="string">
            <text:p text:style-name="P5">Materialkosten</text:p>
          </table:table-cell>
          <table:table-cell table:style-name="Tabelle1.B2" office:value-type="currency" office:currency="EUR" office:value="13045.5">
            <text:p text:style-name="P8">13.045,50 €</text:p>
          </table:table-cell>
          <table:table-cell table:style-name="Tabelle1.C2" office:value-type="string">
            <text:p text:style-name="P8">Bleibt gleich </text:p>
          </table:table-cell>
          <table:table-cell table:style-name="Tabelle1.D2" office:value-type="string">
            <text:p text:style-name="P8">Bleibt gleich</text:p>
          </table:table-cell>
        </table:table-row>
        <table:table-row>
          <table:table-cell table:style-name="Tabelle1.A2" office:value-type="string">
            <text:p text:style-name="P5">Personalkosten inkl. Abeiteranteil</text:p>
          </table:table-cell>
          <table:table-cell table:style-name="Tabelle1.A2" office:value-type="string">
            <text:p text:style-name="P5">Entwicklung: <text:tab/>br.312.000€</text:p>
            <text:p text:style-name="P5">Design:<text:tab/>br.280.800€</text:p>
            <text:p text:style-name="P5">Produktion:<text:tab/>br.249.600€</text:p>
            <text:p text:style-name="P5">Verkauf:<text:tab/>br.249.600€</text:p>
            <text:p text:style-name="P5">Management:<text:tab/>br.327.600€</text:p>
            <text:p text:style-name="P5"/>
            <text:p text:style-name="Table_20_Contents"><text:span text:style-name="T1">Lena Pommerman: </text:span><text:span text:style-name="T5">28.080</text:span> <text:span text:style-name="T1">€</text:span></text:p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 table:style-name="Tabelle1.2">
          <table:table-cell table:style-name="Tabelle1.A2" office:value-type="string">
            <text:p text:style-name="P5">Miete/Pacht</text:p>
          </table:table-cell>
          <table:table-cell table:style-name="Tabelle1.B4" office:value-type="string">
            <text:p text:style-name="P8">Grundstück: <text:tab/> <text:s text:c="3"/>459.000€</text:p>
            <text:p text:style-name="P8">Gas,Strom,DSL: 10.816,72€</text:p>
          </table:table-cell>
          <table:table-cell table:style-name="Tabelle1.B4" office:value-type="string">
            <text:p text:style-name="P8">Gas,Strom,DSL: 10.816,72€</text:p>
          </table:table-cell>
          <table:table-cell table:style-name="Tabelle1.D4" office:value-type="string">
            <text:p text:style-name="P8">Gas,Strom,DSL: 10.816,72€</text:p>
          </table:table-cell>
        </table:table-row>
        <table:table-row table:style-name="Tabelle1.2">
          <table:table-cell table:style-name="Tabelle1.A2" office:value-type="string">
            <text:p text:style-name="P5">Heizung, Strom, Wasser, Gas</text:p>
          </table:table-cell>
          <table:table-cell table:style-name="Tabelle1.C2" office:value-type="string">
            <text:p text:style-name="P8">21.555€ +/- 1.000€-2.000€</text:p>
          </table:table-cell>
          <table:table-cell table:style-name="Tabelle1.C2" office:value-type="string">
            <text:p text:style-name="P8">Bleibt gleich</text:p>
          </table:table-cell>
          <table:table-cell table:style-name="Tabelle1.D2" office:value-type="string">
            <text:p text:style-name="P8">Bleibt gleich</text:p>
          </table:table-cell>
        </table:table-row>
        <table:table-row>
          <table:table-cell table:style-name="Tabelle1.A2" office:value-type="string">
            <text:p text:style-name="P5">Werbung</text:p>
          </table:table-cell>
          <table:table-cell table:style-name="Tabelle1.A2" office:value-type="string">
            <text:p text:style-name="P5">Flugblätter und Plakate: 5.958,83€</text:p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>
          <table:table-cell table:style-name="Tabelle1.A2" office:value-type="string">
            <text:p text:style-name="P5">Versicherungen</text:p>
          </table:table-cell>
          <table:table-cell table:style-name="Tabelle1.B7" office:value-type="currency" office:currency="EUR" office:value="998.4">
            <text:p text:style-name="P4">998,40 €</text:p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>
          <table:table-cell table:style-name="Tabelle1.A2" office:value-type="string">
            <text:p text:style-name="P5">Beiträge</text:p>
          </table:table-cell>
          <table:table-cell table:style-name="Tabelle1.A2" office:value-type="string">
            <text:p text:style-name="P5">Kleingewerbe:<text:tab/>30-75€</text:p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 table:style-name="Tabelle1.2">
          <table:table-cell table:style-name="Tabelle1.A2" office:value-type="string">
            <text:p text:style-name="P5">Kraftfahrzeuge</text:p>
          </table:table-cell>
          <table:table-cell table:style-name="Tabelle1.C2" office:value-type="string">
            <text:p text:style-name="P8">Steuern<text:tab/>300€</text:p>
            <text:p text:style-name="P8">Versicherung: <text:tab/>440€</text:p>
            <text:p text:style-name="P8">Tank: <text:tab/><text:tab/>5.200€</text:p>
          </table:table-cell>
          <table:table-cell table:style-name="Tabelle1.C2" office:value-type="string">
            <text:p text:style-name="P8">Bleibt gleich</text:p>
          </table:table-cell>
          <table:table-cell table:style-name="Tabelle1.D2" office:value-type="string">
            <text:p text:style-name="P8">Bleibt gleich</text:p>
          </table:table-cell>
        </table:table-row>
        <table:table-row table:style-name="Tabelle1.2">
          <table:table-cell table:style-name="Tabelle1.A2" office:value-type="string">
            <text:p text:style-name="P5">Reisekosten</text:p>
          </table:table-cell>
          <table:table-cell table:style-name="Tabelle1.B2" office:value-type="currency" office:currency="EUR" office:value="0">
            <text:p text:style-name="P8">0,00 €</text:p>
          </table:table-cell>
          <table:table-cell table:style-name="Tabelle1.C2" office:value-type="string">
            <text:p text:style-name="P8">Bleibt gleich</text:p>
          </table:table-cell>
          <table:table-cell table:style-name="Tabelle1.D2" office:value-type="string">
            <text:p text:style-name="P8">Bleibt gleich</text:p>
          </table:table-cell>
        </table:table-row>
        <table:table-row>
          <table:table-cell table:style-name="Tabelle1.A2" office:value-type="string">
            <text:p text:style-name="P5">Büromaterial, Telefon, Fax, Internet</text:p>
          </table:table-cell>
          <table:table-cell table:style-name="Tabelle1.A2" office:value-type="string">
            <text:p text:style-name="P5">Büromaterial:<text:tab/>12.365€</text:p>
            <text:p text:style-name="P5">Tel,Fax und Internet:</text:p>
            <text:p text:style-name="P5">19,90€</text:p>
          </table:table-cell>
          <table:table-cell table:style-name="Tabelle1.A2" office:value-type="string">
            <text:p text:style-name="P5">Büromaterial:</text:p>
            <text:p text:style-name="P5">12.365€</text:p>
            <text:p text:style-name="P5">Tel,Fax und Internet:</text:p>
            <text:p text:style-name="P5">44€</text:p>
          </table:table-cell>
          <table:table-cell table:style-name="Tabelle1.D3" office:value-type="string">
            <text:p text:style-name="P5">Büromaterial:<text:tab/></text:p>
            <text:p text:style-name="P5">12.365€</text:p>
            <text:p text:style-name="P5">Tel,Fax und Internet:</text:p>
            <text:p text:style-name="P5">'Neuer Vertrag'</text:p>
          </table:table-cell>
        </table:table-row>
        <table:table-row>
          <table:table-cell table:style-name="Tabelle1.A2" office:value-type="string">
            <text:p text:style-name="P5">Buchführungskosten</text:p>
          </table:table-cell>
          <table:table-cell table:style-name="Tabelle1.A2" office:value-type="string">
            <text:p text:style-name="P5">512,40€-3620,40€</text:p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>
          <table:table-cell table:style-name="Tabelle1.A2" office:value-type="string">
            <text:p text:style-name="P5">Sonstige Ausgaben</text:p>
          </table:table-cell>
          <table:table-cell table:style-name="Tabelle1.A2" office:value-type="string">
            <text:p text:style-name="P5">Kühlschrank: 300€-1.000€</text:p>
            <text:p text:style-name="P5">Kaffemaschiene: 20€-70€</text:p>
            <text:p text:style-name="P5">Frühstück: 91,25€</text:p>
          </table:table-cell>
          <table:table-cell table:style-name="Tabelle1.B7" office:value-type="currency" office:currency="EUR" office:value="0">
            <text:p text:style-name="P5">0,00 €</text:p>
          </table:table-cell>
          <table:table-cell table:style-name="Tabelle1.D13" office:value-type="currency" office:currency="EUR" office:value="0">
            <text:p text:style-name="P5">0,00 €</text:p>
          </table:table-cell>
        </table:table-row>
        <table:table-row>
          <table:table-cell table:style-name="Tabelle1.A2" office:value-type="string">
            <text:p text:style-name="P5">Zinsen</text:p>
          </table:table-cell>
          <table:table-cell table:style-name="Tabelle1.B14" office:value-type="currency" office:currency="EUR" office:value="0">
            <text:p text:style-name="P8">0,00 €</text:p>
          </table:table-cell>
          <table:table-cell table:style-name="Tabelle1.B14" office:value-type="currency" office:currency="EUR" office:value="0">
            <text:p text:style-name="P8">0,00 €</text:p>
          </table:table-cell>
          <table:table-cell table:style-name="Tabelle1.D14" office:value-type="currency" office:currency="EUR" office:value="0">
            <text:p text:style-name="P8">0,00 €</text:p>
          </table:table-cell>
        </table:table-row>
        <table:table-row>
          <table:table-cell table:style-name="Tabelle1.A2" office:value-type="string">
            <text:p text:style-name="P6">Summe1</text:p>
          </table:table-cell>
          <table:table-cell table:style-name="Tabelle1.A2" office:value-type="string">
            <text:p text:style-name="P5">Bis zu 1.984.561‬€</text:p>
          </table:table-cell>
          <table:table-cell table:style-name="Tabelle1.A2" office:value-type="string">
            <text:p text:style-name="P5">Bis zu 1.524.423,75€</text:p>
          </table:table-cell>
          <table:table-cell table:style-name="Tabelle1.D3" office:value-type="string">
            <text:p text:style-name="P5">Bis zu 1.524.423,75€</text:p>
          </table:table-cell>
        </table:table-row>
        <table:table-row>
          <table:table-cell table:style-name="Tabelle1.A2" office:value-type="string">
            <text:p text:style-name="P6">Investitionen und Abschreibungen</text:p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/>
          </table:table-cell>
          <table:table-cell table:style-name="Tabelle1.D3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7">Investitionen</text:p>
          </table:table-cell>
          <table:table-cell table:style-name="Tabelle1.B2" office:value-type="currency" office:currency="EUR" office:value="84975.04">
            <text:p text:style-name="P9">84.975,04 €</text:p>
          </table:table-cell>
          <table:table-cell table:style-name="Tabelle1.B2" office:value-type="currency" office:currency="EUR" office:value="0">
            <text:p text:style-name="P8">0,00 €</text:p>
          </table:table-cell>
          <table:table-cell table:style-name="Tabelle1.D17" office:value-type="currency" office:currency="EUR" office:value="0">
            <text:p text:style-name="P8">0,00 €</text:p>
          </table:table-cell>
        </table:table-row>
        <table:table-row>
          <table:table-cell table:style-name="Tabelle1.A2" office:value-type="string">
            <text:p text:style-name="P7">Abschreibungen</text:p>
          </table:table-cell>
          <table:table-cell table:style-name="Tabelle1.B7" office:value-type="currency" office:currency="EUR" office:value="375">
            <text:p text:style-name="P10">375,00 €</text:p>
          </table:table-cell>
          <table:table-cell table:style-name="Tabelle1.A2" office:value-type="string">
            <text:p text:style-name="P10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>
          <table:table-cell table:style-name="Tabelle1.A2" office:value-type="string">
            <text:p text:style-name="P6">Summe2</text:p>
          </table:table-cell>
          <table:table-cell table:style-name="Tabelle1.A2" office:value-type="string">
            <text:p text:style-name="P5">85.350,04‬ €</text:p>
          </table:table-cell>
          <table:table-cell table:style-name="Tabelle1.B7" office:value-type="currency" office:currency="EUR" office:value="375">
            <text:p text:style-name="P10">375,00 €</text:p>
          </table:table-cell>
          <table:table-cell table:style-name="Tabelle1.D13" office:value-type="currency" office:currency="EUR" office:value="375">
            <text:p text:style-name="P10">375,00 €</text:p>
          </table:table-cell>
        </table:table-row>
        <table:table-row table:style-name="Tabelle1.2">
          <table:table-cell table:style-name="Tabelle1.A2" office:value-type="string">
            <text:p text:style-name="P7">Gesamtsumme</text:p>
          </table:table-cell>
          <table:table-cell table:style-name="Tabelle1.C2" office:value-type="string">
            <text:p text:style-name="P8">Bis zu 2.069.611,04 €</text:p>
          </table:table-cell>
          <table:table-cell table:style-name="Tabelle1.C2" office:value-type="string">
            <text:p text:style-name="P8">Bis zu 1.899.123,75€</text:p>
          </table:table-cell>
          <table:table-cell table:style-name="Tabelle1.D2" office:value-type="string">
            <text:p text:style-name="P8">Bis zu 1.899.123,75€</text:p>
          </table:table-cell>
        </table:table-row>
      </table:table>
      <text:p text:style-name="P3"/>
      <text:p text:style-name="P11"><text:span text:style-name="Internet_20_link"><text:span text:style-name="T9">Quellen zur Kostenplanung</text:span></text:span></text:p>
      <text:p text:style-name="P12"><text:span text:style-name="Internet_20_link"><text:span text:style-name="T9"/></text:span></text:p>
      <text:p text:style-name="P12"><text:span text:style-name="Internet_20_link"><text:span text:style-name="T11">Werbung</text:span></text:span></text:p>
      <text:p text:style-name="Standard"><text:span text:style-name="Internet_20_link"><text:span text:style-name="T7">https://kundenschatz.de&gt;blog</text:span></text:span><text:span text:style-name="T8"> </text:span></text:p>
      <text:p text:style-name="Standard"><text:a xlink:type="simple" xlink:href="https://www.gelbe-seiten.de/" text:style-name="Internet_20_link" text:visited-style-name="Visited_20_Internet_20_Link"><text:span text:style-name="Internet_20_link"><text:span text:style-name="T7">https://www.gelbe-seiten.de</text:span></text:span></text:a></text:p>
      <text:p text:style-name="P12"><text:a xlink:type="simple" xlink:href="https://www.crossvertise.com/" text:style-name="Internet_20_link" text:visited-style-name="Visited_20_Internet_20_Link"><text:span text:style-name="Internet_20_link"><text:span text:style-name="T2">https://www.crossvertise.com</text:span></text:span></text:a></text:p>
      <text:p text:style-name="P12"><text:span text:style-name="Internet_20_link"><text:span text:style-name="T4"/></text:span></text:p>
      <text:p text:style-name="P12"><text:span text:style-name="Internet_20_link"><text:span text:style-name="T11">Materialkosten</text:span></text:span></text:p>
      <text:p text:style-name="Standard"><text:a xlink:type="simple" xlink:href="https://www.techwalla.com/articles/what-materials-earphones-made" text:style-name="Internet_20_link" text:visited-style-name="Visited_20_Internet_20_Link"><text:span text:style-name="T3">https://www.techwalla.com/articles/what-materials-earphones-made</text:span></text:a><text:span text:style-name="T3"> </text:span></text:p>
      <text:p text:style-name="Standard"><text:a xlink:type="simple" xlink:href="https://www.techwalla.com/articles/how-are-headphones-made" text:style-name="Internet_20_link" text:visited-style-name="Visited_20_Internet_20_Link"><text:span text:style-name="T3">https://www.techwalla.com/articles/how-are-headphones-made</text:span></text:a><text:span text:style-name="T3"> </text:span></text:p>
      <text:p text:style-name="Standard"><text:a xlink:type="simple" xlink:href="https://plasticker.de/preise/pms_en.php?show=ok&amp;make=ok&amp;aog=A&amp;kat=Mahlgut" text:style-name="Internet_20_link" text:visited-style-name="Visited_20_Internet_20_Link"><text:span text:style-name="T3">https://plasticker.de/preise/pms_en.php?show=ok&amp;make=ok&amp;aog=A&amp;kat=Mahlgut</text:span></text:a><text:span text:style-name="T3"> </text:span></text:p>
      <text:p text:style-name="Standard"><text:a xlink:type="simple" xlink:href="https://www.indexmundi.com/commodities/?commodity=rubber&amp;currency=eur" text:style-name="Internet_20_link" text:visited-style-name="Visited_20_Internet_20_Link"><text:span text:style-name="T3">https://www.indexmundi.com/commodities/?commodity=rubber&amp;currency=eur</text:span></text:a><text:span text:style-name="T3"> </text:span></text:p>
      <text:p text:style-name="P12"><text:a xlink:type="simple" xlink:href="http://www.infomine.com/investment/metal-prices/copper/5-year/" text:style-name="Internet_20_link" text:visited-style-name="Visited_20_Internet_20_Link"><text:span text:style-name="Internet_20_link">http://www.infomine.com/investment/metal-prices/copper/5-year/</text:span></text:a><text:span text:style-name="Internet_20_link"><text:span text:style-name="T19"> </text:span></text:span></text:p>
      <text:p text:style-name="P12"><text:span text:style-name="Internet_20_link"><text:span text:style-name="T19"/></text:span></text:p>
      <text:p text:style-name="P12"><text:span text:style-name="Internet_20_link"><text:span text:style-name="T11">Versicherungen</text:span></text:span></text:p>
      <text:p text:style-name="P15"><text:a xlink:type="simple" xlink:href="https://direct.hiscox.de/hiscox-de/websubscription?activityDomainId=ITSM3&amp;turnover=0-150&amp;location=DE&amp;duration=3&amp;startup=1&amp;VSH=1000000&amp;GGL=3000000&amp;SACN=-1&amp;CYB=250000&amp;step=2" text:style-name="Internet_20_link" text:visited-style-name="Visited_20_Internet_20_Link">https://direct.hiscox.de/hiscox-de/websubscription?activityDomainId=ITSM3&amp;turnover=0-150&amp;location=DE&amp;duration=3&amp;startup=1&amp;VSH=1000000&amp;GGL=3000000&amp;SACN=-1&amp;CYB=250000&amp;step=2</text:a><text:span text:style-name="T6"> </text:span></text:p>
      <text:p text:style-name="P13"><text:span text:style-name="Internet_20_link"><text:span text:style-name="T17"/></text:span></text:p>
      <text:p text:style-name="P13"><text:span text:style-name="Internet_20_link"><text:span text:style-name="T14">Buchaltungskosten</text:span></text:span></text:p>
      <text:p text:style-name="P15"><text:a xlink:type="simple" xlink:href="https://sevdesk.de/blog/steuerberater-kosten/" text:style-name="Internet_20_link" text:visited-style-name="Visited_20_Internet_20_Link">https://sevdesk.de/blog/steuerberater-kosten/</text:a> </text:p>
      <text:p text:style-name="P13"><text:a xlink:type="simple" xlink:href="http://www.gesetze-im-internet.de/stbgebv/anlage_3.html" text:style-name="Internet_20_link" text:visited-style-name="Visited_20_Internet_20_Link"><text:span text:style-name="Internet_20_link">http://www.gesetze-im-internet.de/stbgebv/anlage_3.html</text:span></text:a><text:span text:style-name="Internet_20_link"><text:span text:style-name="T12"> </text:span></text:span></text:p>
      <text:p text:style-name="P13"><text:span text:style-name="Internet_20_link"><text:span text:style-name="T12"/></text:span></text:p>
      <text:p text:style-name="P13"><text:span text:style-name="Internet_20_link"><text:span text:style-name="T14">Miete/Pacht, KFZ</text:span></text:span></text:p>
      <text:p text:style-name="P13"><text:a xlink:type="simple" xlink:href="https://www.immonet.de/angebot/36883484?drop=sel&amp;related=true&amp;product=standard" text:style-name="Internet_20_link" text:visited-style-name="Visited_20_Internet_20_Link"><text:span text:style-name="Internet_20_link">https://www.immonet.de/angebot/36883484?drop=sel&amp;related=true&amp;product=standard</text:span></text:a><text:span text:style-name="Internet_20_link"><text:span text:style-name="T20"> https://www.verivox.de/stromvergleich/vergleich/#/? plz=14476&amp;plocation=14790&amp;usage=20000&amp;bonus=OnlyCompliant&amp;source=1&amp;profile=G0&amp;pro duct=electricity&amp;q=WzQsMSwwLDEsMCwwLDAsMSwyMCwxLDEsNjU5MTM1LCIxNDc5M CIsMSwyNCwxMiwyMDAwMCwwLDAsMTIsMSw2LC0xLDEsMCwwLCJUb3RhbENvc3RzIi wiQXNjZW5kaW5nIiwiTm9uZSJd&amp;partnerid=1</text:span></text:span></text:p>
      <text:p text:style-name="P13"><text:span text:style-name="Internet_20_link"><text:span text:style-name="T20"/></text:span></text:p>
      <text:p text:style-name="P13"><text:span text:style-name="Internet_20_link"><text:span text:style-name="T14">Reisekosten</text:span></text:span></text:p>
      <text:p text:style-name="P13"><text:a xlink:type="simple" xlink:href="https://www.dhl.de/de/privatkunden/pakete-versenden/deutschlandweit-versenden/paket.html" text:style-name="Internet_20_link" text:visited-style-name="Visited_20_Internet_20_Link"><text:span text:style-name="Internet_20_link">https://www.dhl.de/de/privatkunden/pakete-versenden/deutschlandweit-versenden/paket.html</text:span></text:a><text:span text:style-name="Internet_20_link"><text:span text:style-name="T12"> </text:span></text:span></text:p>
      <text:p text:style-name="P13"><text:a xlink:type="simple" xlink:href="https://www.myhermes.de/versenden/paketschein-erstellen/?country=DE&amp;parcelclass=HP" text:style-name="Internet_20_link" text:visited-style-name="Visited_20_Internet_20_Link"><text:span text:style-name="Internet_20_link">https://www.myhermes.de/versenden/paketschein-erstellen/?country=DE&amp;parcelclass=HP</text:span></text:a><text:span text:style-name="Internet_20_link"><text:span text:style-name="T12"> </text:span></text:span></text:p>
      <text:p text:style-name="P13"><text:span text:style-name="Internet_20_link"><text:span text:style-name="T12"/></text:span></text:p>
      <text:p text:style-name="P13"><text:span text:style-name="Internet_20_link"><text:span text:style-name="T14">Investitionen</text:span></text:span></text:p>
      <text:p text:style-name="P14"><text:a xlink:type="simple" xlink:href="https://wiki.maschinenringe.bayern/Seiten/Maschinenkosten.aspx" text:style-name="Internet_20_link" text:visited-style-name="Visited_20_Internet_20_Link"><text:span text:style-name="Internet_20_link">https://wiki.maschinenringe.bayern/Seiten/Maschinenkosten.aspx</text:span></text:a><text:span text:style-name="Internet_20_link"><text:span text:style-name="T18"> </text:span></text:span></text:p>
      <text:p text:style-name="P14"><text:a xlink:type="simple" xlink:href="https://www.amazon.de/Logitech-M185-Maus-schnurlos-rot/dp/B0052EH8OA/ref=sr_1_4?hvadid=174491887620&amp;hvdev=c&amp;hvlocphy=9043640&amp;hvnetw=g&amp;hvpos=1t1&amp;hvqmt=e&amp;hvrand=14424358447467339481&amp;hvtargid=kwd-3279996701&amp;keywords=computer%2Bmaus&amp;qid=1558453885&amp;s=gateway&amp;sr=8-4&amp;th=1" text:style-name="Internet_20_link" text:visited-style-name="Visited_20_Internet_20_Link"><text:span text:style-name="Internet_20_link">https://www.amazon.de/Logitech-M185-Maus-schnurlos-rot/dp/B0052EH8OA/ref=sr_1_4?hvadid=174491887620&amp;hvdev=c&amp;hvlocphy=9043640&amp;hvnetw=g&amp;hvpos=1t1&amp;hvqmt=e&amp;hvrand=14424358447467339481&amp;hvtargid=kwd-3279996701&amp;keywords=computer%2Bmaus&amp;qid=1558453885&amp;s=gateway&amp;sr=8-4&amp;th=1</text:span></text:a><text:span text:style-name="Internet_20_link"><text:span text:style-name="T18"> </text:span></text:span></text:p>
      <text:p text:style-name="P14"><text:a xlink:type="simple" xlink:href="https://www.amazon.de/Logitech-Tastatur-Kabelgebunden-Business-Tastatur-Deutsche/dp/B077BT728N/ref=sr_1_3?hvadid=174465876229&amp;hvdev=c&amp;hvlocphy=9043640&amp;hvnetw=g&amp;hvpos=1t1&amp;hvqmt=e&amp;hvrand=2970882822150614066&amp;hvtargid=kwd-3279503441&amp;keywords=computer+tastatur&amp;qid=1558453732&amp;s=gateway&amp;sr=8-3" text:style-name="Internet_20_link" text:visited-style-name="Visited_20_Internet_20_Link"><text:span text:style-name="Internet_20_link">https://www.amazon.de/Logitech-Tastatur-Kabelgebunden-Business-Tastatur-Deutsche/dp/B077BT728N/ref=sr_1_3?hvadid=174465876229&amp;hvdev=c&amp;hvlocphy=9043640&amp;hvnetw=g&amp;hvpos=1t1&amp;hvqmt=e&amp;hvrand=2970882822150614066&amp;hvtargid=kwd-3279503441&amp;keywords=computer+tastatur&amp;qid=1558453732&amp;s=gateway&amp;sr=8-3</text:span></text:a><text:span text:style-name="Internet_20_link"><text:span text:style-name="T18"> </text:span></text:span></text:p>
      <text:p text:style-name="P14"><text:a xlink:type="simple" xlink:href="https://www.softwarebilliger.de/pc-computer/acer/4189/acer-veriton-x4610g-desktop-pc-computer-intel-core-i3-2120-2x-3-3-ghz-dvd-brenner?sPartner=Google-Sh" text:style-name="Internet_20_link" text:visited-style-name="Visited_20_Internet_20_Link"><text:span text:style-name="Internet_20_link">https://www.softwarebilliger.de/pc-computer/acer/4189/acer-veriton-x4610g-desktop-pc-computer-intel-core-i3-2120-2x-3-3-ghz-dvd-brenner?sPartner=Google-Sh</text:span></text:a><text:span text:style-name="Internet_20_link"><text:span text:style-name="T18"> 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11">Beiträge</text:span></text:span></text:p>
      <text:p text:style-name="P14"><text:a xlink:type="simple" xlink:href="https://www.fuer-gruender.de/wissen/unternehmengruenden" text:style-name="Internet_20_link" text:visited-style-name="Visited_20_Internet_20_Link"><text:span text:style-name="Internet_20_link">https://www.fuer-gruender.de/wissen/unternehmengruenden</text:span></text:a><text:span text:style-name="Internet_20_link"><text:span text:style-name="T18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Renhardt</meta:initial-creator>
    <meta:creation-date>2019-05-20T20:40:15.05</meta:creation-date>
    <dc:date>2019-05-23T23:43:50.77</dc:date>
    <dc:creator>Kevin Renhardt</dc:creator>
    <meta:editing-duration>PT2H21M59S</meta:editing-duration>
    <meta:editing-cycles>17</meta:editing-cycles>
    <meta:generator>OpenOffice/4.1.5$Win32 OpenOffice.org_project/415m1$Build-9789</meta:generator>
    <meta:document-statistic meta:table-count="1" meta:image-count="0" meta:object-count="0" meta:page-count="2" meta:paragraph-count="124" meta:word-count="228" meta:character-count="3658"/>
  </office:meta>
</office:document-meta>
</file>